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text-properties style:font-name="Times New Roman" fo:font-size="12.0pt"/>
    </style:style>
    <style:style style:name="P2" style:family="paragraph" style:parent-style-name="Standard">
      <style:paragraph-properties fo:margin-bottom="0.0833in" fo:text-align="center" fo:line-height="115%"/>
      <style:text-properties style:font-name="Times New Roman"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P4"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New Roman" fo:font-size="12.0pt"/>
    </style:style>
    <style:style style:name="P5" style:family="paragraph" style:parent-style-name="Standard">
      <style:paragraph-properties fo:margin-left="0.5104in" fo:text-align="justify" fo:text-indent="-0.2395in"/>
      <style:text-properties style:font-name="Times New Roman" fo:font-size="12.0pt"/>
    </style:style>
    <style:style style:name="T1" style:family="text">
      <style:text-properties fo:letter-spacing="0.0000in"/>
    </style:style>
    <style:style style:name="T2" style:family="text">
      <style:text-properties fo:font-weight="bold" fo:font-weight-asian="bold" fo:font-weight-complex="bold" style:text-underline-style="soli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office:automatic-styles>
  <office:body>
    <office:text>
      <text:p text:style-name="P1"><text:span text:style-name="T1"/></text:p>
      <text:p text:style-name="P2"><text:span text:style-name="T2">Open Source Programming</text:span></text:p>
      <text:p text:style-name="P2"><text:span text:style-name="T2">LAB 4</text:span></text:p>
      <text:p text:style-name="P2"><text:span text:style-name="T2"/></text:p>
      <text:list text:style-name="L1">
        <text:list-item>
          <text:p text:style-name="P3"><text:span text:style-name="T1">According to the U.S. Census Bureau, the 10 largest American cities in 2000 were as follows:</text:span></text:p>
        </text:list-item>
      </text:list>
      <text:p text:style-name="P1"><text:span text:style-name="T1"><text:tab/><text:tab/><text:tab/></text:span></text:p>
      <text:p text:style-name="P1"><text:span text:style-name="T1"><text:tab/><text:s text:c="6"/>cities.txt</text:span></text:p>
      <table:table table:name="Table1" table:style-name="Table1">
        <table:table-column table:style-name="TableColumn1"/>
        <table:table-row>
          <table:table-cell table:style-name="TableCell1">
            <text:p text:style-name="P1"><text:span text:style-name="T1">New York, Los Angeles, Chicago, Houston, Philadelphia, Phoenix, San Diego, Dallas, San Antonio, Detroit</text:span></text:p>
          </table:table-cell>
        </table:table-row>
      </table:table>
      <text:p text:style-name="P1"><text:span text:style-name="T1"><text:tab/></text:span></text:p>
      <text:p text:style-name="P1"><text:span text:style-name="T1"><text:tab/></text:span></text:p>
      <text:p text:style-name="P1"><text:span text:style-name="T1"><text:tab/>The cities are stated in cities.txt. <text:s/>You are required to read cities.txt and write these cities to <text:tab/>largestCities.txt as shown below.</text:span></text:p>
      <text:p text:style-name="P1"><text:span text:style-name="T1"/></text:p>
      <text:p text:style-name="P1"><text:span text:style-name="T1"><text:tab/><text:s text:c="6"/>largestCities</text:span></text:p>
      <table:table table:name="Table2" table:style-name="Table1">
        <table:table-column table:style-name="TableColumn1"/>
        <table:table-row>
          <table:table-cell table:style-name="TableCell1">
            <text:p text:style-name="P1"><text:span text:style-name="T1">New York</text:span></text:p>
            <text:p text:style-name="P1"><text:span text:style-name="T1">Los Angeles</text:span></text:p>
            <text:p text:style-name="P1"><text:span text:style-name="T1">Chicago</text:span></text:p>
            <text:p text:style-name="P1"><text:span text:style-name="T1">Houston</text:span></text:p>
            <text:p text:style-name="P1"><text:span text:style-name="T1">Philadelphia</text:span></text:p>
            <text:p text:style-name="P1"><text:span text:style-name="T1">Phoenix</text:span></text:p>
            <text:p text:style-name="P1"><text:span text:style-name="T1">San Diego</text:span></text:p>
            <text:p text:style-name="P1"><text:span text:style-name="T1">Dallas</text:span></text:p>
            <text:p text:style-name="P1"><text:span text:style-name="T1">San Antonio</text:span></text:p>
            <text:p text:style-name="P1"><text:span text:style-name="T1">Detroit</text:span></text:p>
          </table:table-cell>
        </table:table-row>
      </table:table>
      <text:p text:style-name="P1"><text:span text:style-name="T1"><text:s text:c="3"/></text:span></text:p>
      <text:p text:style-name="P1"><text:span text:style-name="T1"/></text:p>
      <text:list text:style-name="L1">
        <text:list-item>
          <text:p text:style-name="P4"><text:span text:style-name="T1">Make a web page that uses a cookie to keep track of how many times a user has viewed the page. The first time a particular user looks at the page, it should print something like "Number of views: 1." The second time the user looks at the page, it should print "Number of views: 2," and so on.</text:span></text:p>
        </text:list-item>
      </text:list>
      <text:p text:style-name="P5"><text:span text:style-name="T1"/></text:p>
      <text:list text:style-name="L1">
        <text:list-item>
          <text:p text:style-name="P4"><text:span text:style-name="T1">Modify the web page from the previous exercise so that it prints out a special message on the 5th, 10th, and 15th time the user looks at the page. Also modify it so that on the 20th time the user looks at the page, it deletes the cookie and the page count starts over.</text:span></text:p>
        </text:list-item>
      </text:list>
      <text:p text:style-name="P5"><text:span text:style-name="T1"/></text:p>
      <text:p text:style-name="P5"><text:span text:style-name="T1">4) Write a PHP program that displays an order form. The order form should list 3 products together with the quantities that will be obtained from the user. When the form is submitted, the submitted form data should be saved into the session. Make another page that displays the contents of the saved order and a Check Out button. When the Check Out button is clicked, the order should be cleared from the session.</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13</meta:generator>
    <meta:initial-creator>Kasturi Dewi</meta:initial-creator>
  </office:meta>
</office:document-meta>
</file>